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EDUARDO MASGO, ANDRE COB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680450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CL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994180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DUARDO MASGO, ANDRE COB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80450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SI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5000</text:p>
          </table:table-cell>
          <table:table-cell table:style-name="Tableau1.D2" office:value-type="string">
            <text:p text:style-name="P10">10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538732</text:p>
          </table:table-cell>
          <table:table-cell table:style-name="Tabla2.D3" office:value-type="string">
            <text:p text:style-name="P17">9998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50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